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5d258" officeooo:paragraph-rsid="0015d258"/>
    </style:style>
    <style:style style:name="P2" style:family="paragraph" style:parent-style-name="Standard">
      <style:paragraph-properties fo:text-align="justify" style:justify-single-word="false"/>
      <style:text-properties officeooo:paragraph-rsid="0015d258"/>
    </style:style>
    <style:style style:name="P3" style:family="paragraph" style:parent-style-name="Standard">
      <style:paragraph-properties fo:text-align="justify" style:justify-single-word="false"/>
      <style:text-properties fo:font-style="normal" officeooo:rsid="0015d258" officeooo:paragraph-rsid="0015d258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16aaed" officeooo:paragraph-rsid="0016aaed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74312" officeooo:paragraph-rsid="00174312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188a16" officeooo:paragraph-rsid="00188a16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19d83a" officeooo:paragraph-rsid="0019d83a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1b4d9d" officeooo:paragraph-rsid="001b4d9d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1c1a6d" officeooo:paragraph-rsid="001c1a6d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1c1e55" officeooo:paragraph-rsid="001c1e55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1d9396" officeooo:paragraph-rsid="001d9396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1edef6" officeooo:paragraph-rsid="001edef6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officeooo:rsid="00188a16" officeooo:paragraph-rsid="001c1a6d" fo:background-color="transparent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officeooo:rsid="001c1a6d" officeooo:paragraph-rsid="001c1a6d" fo:background-color="transparent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officeooo:rsid="001d9396" officeooo:paragraph-rsid="001d9396" fo:background-color="transparent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bold" officeooo:rsid="00188a16" officeooo:paragraph-rsid="00188a16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bold" officeooo:rsid="0019d83a" officeooo:paragraph-rsid="0019d83a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5d258" officeooo:paragraph-rsid="0015d258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font-weight="bold" officeooo:rsid="0015d258" officeooo:paragraph-rsid="0015d25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font-style="normal" fo:font-weight="bold" officeooo:rsid="00188a16" officeooo:paragraph-rsid="00188a16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officeooo:rsid="0015d258" officeooo:paragraph-rsid="0015d258" style:font-size-asian="16pt" style:font-weight-asian="bold" style:font-size-complex="16pt" style:font-weight-complex="bold"/>
    </style:style>
    <style:style style:name="P22" style:family="paragraph" style:parent-style-name="Preformatted_20_Text">
      <style:paragraph-properties fo:text-align="justify" style:justify-single-word="false"/>
      <style:text-properties officeooo:rsid="0015d258" officeooo:paragraph-rsid="0015d258"/>
    </style:style>
    <style:style style:name="P23" style:family="paragraph" style:parent-style-name="Preformatted_20_Text">
      <style:paragraph-properties fo:margin-top="0in" fo:margin-bottom="0in" loext:contextual-spacing="false" fo:line-height="145%" fo:orphans="2" fo:widows="2" fo:padding="0in" fo:border="none"/>
    </style:style>
    <style:style style:name="P24" style:family="paragraph" style:parent-style-name="Standard">
      <style:paragraph-properties fo:text-align="justify" style:justify-single-word="false"/>
      <style:text-properties fo:font-style="normal" officeooo:rsid="0015d258" officeooo:paragraph-rsid="0015d258" style:font-style-asian="normal" style:font-style-complex="normal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officeooo:rsid="0015d258" officeooo:paragraph-rsid="0015d258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4pt" fo:font-weight="normal" officeooo:rsid="001fa29a" officeooo:paragraph-rsid="001fa29a" style:font-size-asian="14pt" style:font-weight-asian="normal" style:font-size-complex="14pt" style:font-weight-complex="normal"/>
    </style:style>
    <style:style style:name="T1" style:family="text">
      <style:text-properties fo:font-style="normal" officeooo:rsid="0015d258" style:font-style-asian="normal" style:font-style-complex="normal"/>
    </style:style>
    <style:style style:name="T2" style:family="text">
      <style:text-properties fo:font-variant="normal" fo:text-transform="none" fo:color="#24292e" style:font-name="SFMono-Regular" fo:font-size="7.80000019073486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24292e" style:font-name="SFMono-Regular" fo:font-size="7.80000019073486pt" fo:letter-spacing="normal" fo:font-style="normal" fo:font-weight="normal" style:font-style-asian="normal" style:font-style-complex="normal" loext:padding="0in" loext:border="none"/>
    </style:style>
    <style:style style:name="T4" style:family="text">
      <style:text-properties fo:font-variant="normal" fo:text-transform="none" fo:color="#24292e" fo:letter-spacing="normal" fo:background-color="transparent" loext:char-shading-value="0" loext:padding="0in" loext:border="none"/>
    </style:style>
    <style:style style:name="T5" style:family="text">
      <style:text-properties officeooo:rsid="00188a16"/>
    </style:style>
    <style:style style:name="T6" style:family="text">
      <style:text-properties officeooo:rsid="001c1a6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ede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igpyproc Install Memo</text:p>
      <text:p text:style-name="P21">(Including MAC OS and linux)</text:p>
      <text:p text:style-name="P21"/>
      <text:p text:style-name="P26">chenhui niu (peterniu@nao.cas.cn)</text:p>
      <text:p text:style-name="P1"/>
      <text:p text:style-name="P19">From :</text:p>
      <text:p text:style-name="P1"><text:a xlink:type="simple" xlink:href="https://github.com/ewanbarr/sigpyproc" text:style-name="Internet_20_link" text:visited-style-name="Visited_20_Internet_20_Link"><text:span text:style-name="T7"/></text:a></text:p>
      <text:p text:style-name="P1"><text:a xlink:type="simple" xlink:href="https://github.com/ewanbarr/sigpyproc" text:style-name="Internet_20_link" text:visited-style-name="Visited_20_Internet_20_Link"><text:span text:style-name="T7">https://github.com/ewanbarr/sigpyproc</text:span></text:a></text:p>
      <text:p text:style-name="P1"/>
      <text:p text:style-name="P18"/>
      <text:p text:style-name="P19">Liability library:</text:p>
      <text:p text:style-name="P1"/>
      <text:p text:style-name="P22"><text:span text:style-name="Source_20_Text"><text:span text:style-name="T4"><text:s text:c="4"/></text:span></text:span><text:span text:style-name="Source_20_Text"><text:span text:style-name="T2">* numpy </text:span></text:span></text:p>
      <text:p text:style-name="P23"><text:span text:style-name="Source_20_Text"><text:span text:style-name="T4"><text:s text:c="4"/></text:span></text:span><text:span text:style-name="Source_20_Text"><text:span text:style-name="T2">* ctypes </text:span></text:span></text:p>
      <text:p text:style-name="P23"><text:span text:style-name="Source_20_Text"><text:span text:style-name="T4"><text:s text:c="4"/></text:span></text:span><text:span text:style-name="Source_20_Text"><text:span text:style-name="T2">* FFTW3</text:span></text:span></text:p>
      <text:p text:style-name="P23"><text:span text:style-name="Source_20_Text"><text:span text:style-name="T4"><text:s text:c="4"/></text:span></text:span><text:span text:style-name="Source_20_Text"><text:span text:style-name="T2">* OpenMP</text:span></text:span></text:p>
      <text:p text:style-name="P1">Numpy:</text:p>
      <text:p text:style-name="P1"/>
      <text:p text:style-name="P1">sudo apt-get install python-numpy</text:p>
      <text:p text:style-name="P1"/>
      <text:p text:style-name="P1">In general numpy and ctypes are including in the OS.</text:p>
      <text:p text:style-name="P1"/>
      <text:p text:style-name="P1">FFTW:</text:p>
      <text:p text:style-name="P1"><text:a xlink:type="simple" xlink:href="http://www.fftw.org/" text:style-name="Internet_20_link" text:visited-style-name="Visited_20_Internet_20_Link">http://www.fftw.org/</text:a></text:p>
      <text:p text:style-name="P1"/>
      <text:p text:style-name="P3">(I use FFTW 3.3.6)</text:p>
      <text:p text:style-name="P3"/>
      <text:p text:style-name="P3">tar -xvzf fftw-3.3.6-pl2.tar.gz</text:p>
      <text:p text:style-name="P3"/>
      <text:p text:style-name="P3">sh bootstrap.sh</text:p>
      <text:p text:style-name="P2"><text:span text:style-name="T1">./configure –</text:span><text:span text:style-name="Source_20_Text"><text:span text:style-name="T3">enable-float --enable-shared</text:span></text:span></text:p>
      <text:p text:style-name="P3">make </text:p>
      <text:p text:style-name="P3">make install (might required sudo)</text:p>
      <text:p text:style-name="P3"/>
      <text:p text:style-name="P4">OpenMP:</text:p>
      <text:p text:style-name="P4"/>
      <text:p text:style-name="P5">Linux:</text:p>
      <text:p text:style-name="P5">OpenMP is already in <text:span text:style-name="T5">mpich:</text:span></text:p>
      <text:p text:style-name="P6">sudo apt-get install mpich</text:p>
      <text:p text:style-name="P6"/>
      <text:p text:style-name="P6">Mac:</text:p>
      <text:p text:style-name="P6"/>
      <text:p text:style-name="P8">As <text:span text:style-name="T8">t</text:span>he clang-<text:span text:style-name="T6">c is different with gcc in ubuntu, we need install gcc with brew:</text:span></text:p>
      <text:p text:style-name="P9">brew installation: </text:p>
      <text:p text:style-name="P13"/>
      <text:p text:style-name="P14">/usr/bin/ruby -e "$(curl -fsSL <text:a xlink:type="simple" xlink:href="https://raw.githubusercontent.com/Homebrew/install/master/install" text:style-name="Internet_20_link" text:visited-style-name="Visited_20_Internet_20_Link">https://raw.githubusercontent.com/Homebrew/install/master/install</text:a>)"</text:p>
      <text:p text:style-name="P14"/>
      <text:p text:style-name="P15"><text:soft-page-break/>Change the gcc compiler to new gcc:</text:p>
      <text:p text:style-name="P14">Then brew install gcc –without-multilib</text:p>
      <text:p text:style-name="P10"/>
      <text:p text:style-name="P10"><text:tab/> <text:s text:c="4"/>rm /usr/bin/gcc</text:p>
      <text:p text:style-name="P10"><text:s text:c="16"/>rm /usr/bin/g++</text:p>
      <text:p text:style-name="P10"><text:s text:c="16"/>rm /usr/bin/c++</text:p>
      <text:p text:style-name="P10"><text:s text:c="16"/>rm /usr/bin/cpp</text:p>
      <text:p text:style-name="P10"><text:s text:c="16"/>rm /usr/bin/cc</text:p>
      <text:p text:style-name="P10"/>
      <text:p text:style-name="P11">ln -s /usr/local/Cellar/gcc/6.3.0_1/bin/gcc-6<text:tab/><text:tab/>/usr/bin/gcc</text:p>
      <text:p text:style-name="P11">ln -s /usr/local/Cellar/gcc/6.3.0_1/bin/g++-6<text:tab/>/usr/bin/g++</text:p>
      <text:p text:style-name="P11">ln -s /usr/local/Cellar/gcc/6.3.0_1/bin/cpp-6<text:tab/><text:tab/>/usr/bin/cpp</text:p>
      <text:p text:style-name="P11">ln -s /usr/local/Cellar/gcc/6.3.0_1/bin/c++-6<text:tab/>/usr/bin/c++</text:p>
      <text:p text:style-name="P11">ln -s /usr/local/Cellar/gcc/6.3.0_1/bin/cc-6<text:tab/><text:tab/>/usr/bin/cc</text:p>
      <text:p text:style-name="P11"/>
      <text:p text:style-name="P11">We have change the defaulted compiler by our download~</text:p>
      <text:p text:style-name="P11"/>
      <text:p text:style-name="P11"/>
      <text:p text:style-name="P20">Now We’re going to sigpyproc Source directory:</text:p>
      <text:p text:style-name="P20">sudo python setup.py install</text:p>
      <text:p text:style-name="P6"/>
      <text:p text:style-name="P6">Mac:</text:p>
      <text:p text:style-name="P6"/>
      <text:p text:style-name="P6">Be careful about the difference between Clang-gcc and gcc in Ubuntu.</text:p>
      <text:p text:style-name="P6">We need modified the Makefile in c_src/ </text:p>
      <text:p text:style-name="P6">just delete the whole -Wl, --no-as-needed comand:</text:p>
      <text:p text:style-name="P6">:%s/-Wl,--no-as-needed/</text:p>
      <text:p text:style-name="P6"/>
      <text:p text:style-name="P12">Linux :</text:p>
      <text:p text:style-name="P12">no need to change</text:p>
      <text:p text:style-name="P12"/>
      <text:p text:style-name="P6">Then go to upper directory :</text:p>
      <text:p text:style-name="P16">sudo python setup.py install</text:p>
      <text:p text:style-name="P6"/>
      <text:p text:style-name="P20">Environment configure:</text:p>
      <text:p text:style-name="P6"/>
      <text:p text:style-name="P6">After that, we have already installed the sigpyproc.</text:p>
      <text:p text:style-name="P6">Last thing is to make a configure in ~/.bashrc <text:span text:style-name="T8">or ~/.bash_profile</text:span></text:p>
      <text:p text:style-name="P6"/>
      <text:p text:style-name="P7">export LD_LIBRARY_PATH="$LD_LIBRARY_PATH:/home/nch/sigpyproc/lib/c/"</text:p>
      <text:p text:style-name="P7">export PYTHONPATH="$PYTHONPATH:/home/nch/sigpyproc/"</text:p>
      <text:p text:style-name="P7"/>
      <text:p text:style-name="P7">Then we might be able to import library from sigpyproc:</text:p>
      <text:p text:style-name="P7"/>
      <text:p text:style-name="P7">from sigpyproc.Readers import FilReader</text:p>
      <text:p text:style-name="P7">…</text:p>
      <text:p text:style-name="P7"/>
      <text:p text:style-name="P17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0:45:35.620390248</meta:creation-date>
    <dc:date>2017-06-09T17:39:59.540421977</dc:date>
    <meta:editing-duration>PT5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62" meta:word-count="242" meta:character-count="1975" meta:non-whitespace-character-count="1704"/>
  </office:meta>
</office:document-meta>
</file>